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1<text:span text:style-name="T1">st</text:span> Sem.</text:p>
          </table:table-cell>
          <table:table-cell table:style-name="ce1"/>
          <table:table-cell/>
          <table:table-cell table:style-name="ce1" office:value-type="string" calcext:value-type="string">
            <text:p>2<text:span text:style-name="T1">nd</text:span> Sem.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Function points</text:p>
          </table:table-cell>
          <table:table-cell table:style-name="ce1" office:value-type="string" calcext:value-type="string">
            <text:p>Estimation(h)</text:p>
          </table:table-cell>
          <table:table-cell/>
          <table:table-cell table:style-name="ce1" office:value-type="string" calcext:value-type="string">
            <text:p>Function poin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Look up soundtracks</text:p>
          </table:table-cell>
          <table:table-cell table:style-name="ce1" office:value-type="float" office:value="39" calcext:value-type="float">
            <text:p>39</text:p>
          </table:table-cell>
          <table:table-cell table:formula="of:=1.3571*[.E3]+1.2142" office:value-type="float" office:value="54.1411" calcext:value-type="float">
            <text:p>54,1411</text:p>
          </table:table-cell>
          <table:table-cell office:value-type="string" calcext:value-type="string">
            <text:p>Listen to a song on youtube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Look up similar songs</text:p>
          </table:table-cell>
          <table:table-cell table:style-name="ce1" office:value-type="float" office:value="25" calcext:value-type="float">
            <text:p>25</text:p>
          </table:table-cell>
          <table:table-cell table:formula="of:=1.3571*[.E4]+1.2142" office:value-type="float" office:value="35.1417" calcext:value-type="float">
            <text:p>35,1417</text:p>
          </table:table-cell>
          <table:table-cell office:value-type="string" calcext:value-type="string">
            <text:p>Post a song title on social media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Listen to s song on spotify</text:p>
          </table:table-cell>
          <table:table-cell table:style-name="ce1" office:value-type="float" office:value="22" calcext:value-type="float">
            <text:p>22</text:p>
          </table:table-cell>
          <table:table-cell table:formula="of:=1.3571*[.E5]+1.2142" office:value-type="float" office:value="31.0704" calcext:value-type="float">
            <text:p>31,0704</text:p>
          </table:table-cell>
          <table:table-cell office:value-type="string" calcext:value-type="string">
            <text:p>Look up movies for a given song title</text:p>
          </table:table-cell>
          <table:table-cell table:number-columns-repeated="1017"/>
        </table:table-row>
        <table:table-row table:style-name="ro3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/>
          <table:table-cell table:style-name="ce1"/>
          <table:table-cell table:number-columns-repeated="2"/>
          <table:table-cell>
            <draw:frame table:end-cell-address="Sheet1.L33" table:end-x="10.4mm" table:end-y="1.25mm" draw:z-index="0" draw:name="Chart 1" draw:style-name="gr1" draw:text-style-name="P1" svg:width="201.17mm" svg:height="122.96mm" svg:x="31.48mm" svg:y="0.53mm">
              <draw:object draw:notify-on-update-of-ranges="Sheet1.B3:Sheet1.B8 Sheet1.B1:Sheet1.B1 Sheet1.C3:Sheet1.C8 Sheet1.E3:Sheet1.E5 Sheet1.E1:Sheet1.E1 Sheet1.F3:Sheet1.F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4" table:number-rows-repeated="5">
          <table:table-cell table:number-columns-repeated="1024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.00.0000</text:date>, <text:time style:data-style-name="N2" text:time-value="10:13:52.394178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5-02T10:15:51.820692017</dc:date>
    <meta:editing-duration>PT29M38S</meta:editing-duration>
    <meta:editing-cycles>4</meta:editing-cycles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/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chart-properties loext:regression-name="Trendlinie" loext:regression-max-degree="2" loext:regression-period="2" loext:regression-extrapolate-forward="3" loext:regression-extrapolate-backward="28" loext:regression-force-intercept="false" loext:regression-intercept-value="0" chart:regression-type="linear"/>
      <style:graphic-properties svg:stroke-width="0.053cm" svg:stroke-color="#3366cc" svg:stroke-opacity="60%"/>
    </style:style>
    <style:style style:name="ch10" style:family="chart">
      <style:chart-properties chart:solid-type="cuboid" chart:symbol-type="named-symbol" chart:symbol-name="circle" chart:symbol-width="0.247cm" chart:symbol-height="0.247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7cm" fo:min-width="3.203cm"/>
    </style:style>
    <style:style style:name="gr2" style:family="graphic">
      <style:graphic-properties draw:stroke="none" draw:fill="none" draw:fill-color="#ffffff" draw:textarea-horizontal-align="center" draw:textarea-vertical-align="middle" draw:auto-grow-height="true" draw:auto-grow-width="true" fo:min-height="0.397cm" fo:min-width="3.362cm"/>
    </style:style>
    <style:style style:name="gr3" style:family="graphic">
      <style:graphic-properties draw:stroke="none" draw:fill="none" draw:fill-color="#ffffff" draw:textarea-horizontal-align="center" draw:textarea-vertical-align="middle" draw:auto-grow-height="true" draw:auto-grow-width="true" fo:min-height="0.397cm" fo:min-width="4.077cm"/>
    </style:style>
    <style:style style:name="gr4" style:family="graphic">
      <style:graphic-properties draw:stroke="none" draw:fill="none" draw:fill-color="#ffffff" draw:textarea-horizontal-align="center" draw:textarea-vertical-align="middle" draw:auto-grow-height="true" draw:auto-grow-width="true" fo:min-height="0.397cm" fo:min-width="4.262cm"/>
    </style:style>
    <style:style style:name="gr5" style:family="graphic">
      <style:graphic-properties draw:stroke="none" draw:fill="none" draw:fill-color="#ffffff" draw:textarea-horizontal-align="center" draw:textarea-vertical-align="middle" draw:auto-grow-height="true" draw:auto-grow-width="true" fo:min-height="0.1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P2" style:family="paragraph"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0.118cm" svg:height="12.297cm" xlink:href=".." xlink:type="simple" chart:class="chart:scatter" chart:style-name="ch1">
        <chart:legend chart:legend-position="end" svg:x="17.292cm" svg:y="5.351cm" style:legend-expansion="high" chart:style-name="ch2"/>
        <chart:plot-area chart:style-name="ch3" table:cell-range-address="Sheet1.B3:Sheet1.C8 Sheet1.B1:Sheet1.B1 Sheet1.E1:Sheet1.E1 Sheet1.F3:Sheet1.F5" chart:data-source-has-labels="row" svg:x="1.462cm" svg:y="0.245cm" svg:width="15.428cm" svg:height="10.777cm">
          <chartooo:coordinate-region svg:x="2.083cm" svg:y="0.444cm" svg:width="14.62cm" svg:height="9.931cm"/>
          <chart:axis chart:dimension="x" chart:name="primary-x" chart:style-name="ch4">
            <chart:title svg:x="7.934cm" svg:y="11.268cm" chart:style-name="ch5">
              <text:p>Function points</text:p>
            </chart:title>
            <chart:grid chart:style-name="ch6" chart:class="major"/>
          </chart:axis>
          <chart:axis chart:dimension="y" chart:name="primary-y" chart:style-name="ch4">
            <chart:title svg:x="0.451cm" svg:y="6.716cm" chart:style-name="ch7">
              <text:p>Estimation(h)</text:p>
            </chart:title>
            <chart:grid chart:style-name="ch6" chart:class="major"/>
          </chart:axis>
          <chart:series chart:style-name="ch8" chart:values-cell-range-address="Sheet1.C3:Sheet1.C8" chart:label-cell-address="Sheet1.B1:Sheet1.B1" chart:class="chart:scatter">
            <chart:domain table:cell-range-address="Sheet1.B3:Sheet1.B8"/>
            <chart:regression-curve chart:style-name="ch9">
              <chart:equation chart:display-equation="true" chart:display-r-square="false"/>
            </chart:regression-curve>
            <chart:data-point chart:style-name="ch10"/>
            <chart:data-point chart:repeated="5"/>
          </chart:series>
          <chart:series chart:style-name="ch11" chart:values-cell-range-address="Sheet1.F3:Sheet1.F5" chart:label-cell-address="Sheet1.E1:Sheet1.E1" chart:class="chart:scatter">
            <chart:domain table:cell-range-address="Sheet1.E3:Sheet1.E5"/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3.203cm" svg:height="0.398cm" svg:x="7.408cm" svg:y="3.464cm">
          <draw:text-box>
            <text:p><text:span text:style-name="T1">Look up soundtracks</text:span></text:p>
          </draw:text-box>
        </draw:frame>
        <draw:frame draw:style-name="gr2" draw:text-style-name="P1" svg:width="3.362cm" svg:height="0.398cm" svg:x="12.356cm" svg:y="0.925cm">
          <draw:text-box>
            <text:p><text:span text:style-name="T1">Look up similar songs</text:span></text:p>
          </draw:text-box>
        </draw:frame>
        <draw:frame draw:style-name="gr3" draw:text-style-name="P1" svg:width="4.077cm" svg:height="0.398cm" svg:x="11.18cm" svg:y="6.187cm">
          <draw:text-box>
            <text:p><text:span text:style-name="T1">Listen to s song on </text:span><text:span text:style-name="T1">spotify</text:span></text:p>
          </draw:text-box>
        </draw:frame>
        <draw:frame draw:style-name="gr4" draw:text-style-name="P1" svg:width="4.262cm" svg:height="0.398cm" svg:x="15.171cm" svg:y="2.749cm">
          <draw:text-box>
            <text:p><text:span text:style-name="T1">Listen to a song on </text:span><text:span text:style-name="T1">youtube</text:span></text:p>
          </draw:text-box>
        </draw:frame>
        <draw:frame draw:style-name="gr5" draw:text-style-name="P1" svg:width="5.029cm" svg:height="0.398cm" svg:x="4.674cm" svg:y="4.929cm">
          <draw:text-box>
            <text:p text:style-name="P2">Post a song title on social media</text:p>
          </draw:text-box>
        </draw:frame>
        <draw:frame draw:style-name="gr5" draw:text-style-name="P1" svg:width="5.664cm" svg:height="0.398cm" svg:x="2.679cm" svg:y="5.672cm">
          <draw:text-box>
            <text:p text:style-name="P2">Look up movies for a given song title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1st Sem.</text:p>
                <draw:g>
                  <svg:desc>Sheet1.B1:Sheet1.B1</svg:desc>
                </draw:g>
              </table:table-cell>
              <table:table-cell office:value-type="string">
                <text:p>Spalte E</text:p>
              </table:table-cell>
              <table:table-cell office:value-type="string">
                <text:p>2nd Sem.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Sheet1.B3:Sheet1.B8</svg:desc>
                </draw:g>
              </table:table-cell>
              <table:table-cell office:value-type="float" office:value="45">
                <text:p>45</text:p>
                <draw:g>
                  <svg:desc>Sheet1.C3:Sheet1.C8</svg:desc>
                </draw:g>
              </table:table-cell>
              <table:table-cell office:value-type="float" office:value="39">
                <text:p>39</text:p>
                <draw:g>
                  <svg:desc>Sheet1.E3:Sheet1.E5</svg:desc>
                </draw:g>
              </table:table-cell>
              <table:table-cell office:value-type="float" office:value="54.1411">
                <text:p>54.1411</text:p>
                <draw:g>
                  <svg:desc>Sheet1.F3:Sheet1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35.1417">
                <text:p>35.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31.0704">
                <text:p>31.0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